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0">
      <style:table-cell-properties fo:background-color="#dde8cb" style:text-align-source="fix" style:repeat-content="false" fo:border="0.74pt solid #000000"/>
      <style:paragraph-properties fo:text-align="center" fo:margin-left="0cm"/>
      <style:text-properties style:text-underline-style="none"/>
    </style:style>
    <style:style style:name="ce2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fdbb6" fo:border="0.74pt solid #000000"/>
    </style:style>
    <style:style style:name="ce38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est Number</text:p>
          </table:table-cell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2" table:number-rows-spanned="2">
            <text:p>Serial algorithm</text:p>
          </table:table-cell>
          <table:covered-table-cell/>
          <table:table-cell table:style-name="ce32" office:value-type="string" calcext:value-type="string" table:number-columns-spanned="6" table:number-rows-spanned="1">
            <text:p>Parallel algorithm</text:p>
          </table:table-cell>
          <table:covered-table-cell table:number-columns-repeated="4" table:style-name="ce28"/>
          <table:covered-table-cell table:style-name="ce32"/>
        </table:table-row>
        <table:table-row table:style-name="ro1">
          <table:covered-table-cell table:number-columns-repeated="2" table:style-name="ce2"/>
          <table:covered-table-cell table:style-name="ce20"/>
          <table:covered-table-cell/>
          <table:table-cell table:style-name="ce33" office:value-type="string" calcext:value-type="string" table:number-columns-spanned="2" table:number-rows-spanned="1">
            <text:p>2 processors</text:p>
          </table:table-cell>
          <table:covered-table-cell table:style-name="ce33"/>
          <table:table-cell table:style-name="ce38" office:value-type="string" calcext:value-type="string" table:number-columns-spanned="2" table:number-rows-spanned="1">
            <text:p>4 processors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8 processors</text:p>
          </table:table-cell>
          <table:covered-table-cell table:style-name="ce39"/>
        </table:table-row>
        <table:table-row table:style-name="ro2">
          <table:covered-table-cell table:number-columns-repeated="2" table:style-name="Default"/>
          <table:table-cell table:style-name="ce21" office:value-type="string" calcext:value-type="string">
            <text:p>Execution Time (sec)</text:p>
          </table:table-cell>
          <table:table-cell table:style-name="ce24" office:value-type="string" calcext:value-type="string">
            <text:p>Theoretical time (sec)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0021" calcext:value-type="float">
            <text:p>0,000021</text:p>
          </table:table-cell>
          <table:table-cell table:style-name="ce31" table:formula="of:=ROUND(([.B4])^3*[.$C$24]; 10)" office:value-type="float" office:value="0.0000081274" calcext:value-type="float">
            <text:p>0,0000081274</text:p>
          </table:table-cell>
          <table:table-cell table:style-name="ce7" office:value-type="float" office:value="0" calcext:value-type="float">
            <text:p>0</text:p>
          </table:table-cell>
          <table:table-cell table:style-name="ce30" table:formula="of:=[.C4]/[.E4]" office:value-type="string" office:string-value="" calcext:value-type="error">
            <text:p>#DIV/0!</text:p>
          </table:table-cell>
          <table:table-cell table:style-name="ce7" office:value-type="float" office:value="0" calcext:value-type="float">
            <text:p>0</text:p>
          </table:table-cell>
          <table:table-cell table:style-name="ce30" table:formula="of:=[.C4]/[.G4]" office:value-type="string" office:string-value="" calcext:value-type="error">
            <text:p>#DIV/0!</text:p>
          </table:table-cell>
          <table:table-cell table:style-name="ce7" office:value-type="float" office:value="0" calcext:value-type="float">
            <text:p>0</text:p>
          </table:table-cell>
          <table:table-cell table:style-name="ce30" table:formula="of:=[.C4]/[.I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.016084" calcext:value-type="float">
            <text:p>1,016084</text:p>
          </table:table-cell>
          <table:table-cell table:style-name="ce31" table:formula="of:=ROUND(([.B5])^3*[.$C$24]; 10)" office:value-type="float" office:value="1.015928" calcext:value-type="float">
            <text:p>1,015928</text:p>
          </table:table-cell>
          <table:table-cell table:style-name="ce7" office:value-type="float" office:value="0.016624" calcext:value-type="float">
            <text:p>0,016624</text:p>
          </table:table-cell>
          <table:table-cell table:style-name="ce30" table:formula="of:=[.C5]/[.E5]" office:value-type="float" office:value="61.1215110683349" calcext:value-type="float">
            <text:p>61,1215110683349</text:p>
          </table:table-cell>
          <table:table-cell table:style-name="ce7" office:value-type="float" office:value="0.000346" calcext:value-type="float">
            <text:p>0,000346</text:p>
          </table:table-cell>
          <table:table-cell table:style-name="ce30" table:formula="of:=[.C5]/[.G5]" office:value-type="float" office:value="2936.65895953757" calcext:value-type="float">
            <text:p>2936,65895953757</text:p>
          </table:table-cell>
          <table:table-cell table:style-name="ce7" office:value-type="float" office:value="0.000559" calcext:value-type="float">
            <text:p>0,000559</text:p>
          </table:table-cell>
          <table:table-cell table:style-name="ce30" table:formula="of:=[.C5]/[.I5]" office:value-type="float" office:value="1817.68157423971" calcext:value-type="float">
            <text:p>1817,681574239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.746812" calcext:value-type="float">
            <text:p>1,746812</text:p>
          </table:table-cell>
          <table:table-cell table:style-name="ce31" table:formula="of:=ROUND(([.B6])^3*[.$C$24]; 10)" office:value-type="float" office:value="1.755523584" calcext:value-type="float">
            <text:p>1,755523584</text:p>
          </table:table-cell>
          <table:table-cell table:style-name="ce7" office:value-type="float" office:value="0.454776" calcext:value-type="float">
            <text:p>0,454776</text:p>
          </table:table-cell>
          <table:table-cell table:style-name="ce30" table:formula="of:=[.C6]/[.E6]" office:value-type="float" office:value="3.84103822541207" calcext:value-type="float">
            <text:p>3,84103822541207</text:p>
          </table:table-cell>
          <table:table-cell table:style-name="ce7" office:value-type="float" office:value="0.35838" calcext:value-type="float">
            <text:p>0,35838</text:p>
          </table:table-cell>
          <table:table-cell table:style-name="ce30" table:formula="of:=[.C6]/[.G6]" office:value-type="float" office:value="4.87418940789107" calcext:value-type="float">
            <text:p>4,87418940789107</text:p>
          </table:table-cell>
          <table:table-cell table:style-name="ce7" office:value-type="float" office:value="0.210575" calcext:value-type="float">
            <text:p>0,210575</text:p>
          </table:table-cell>
          <table:table-cell table:style-name="ce30" table:formula="of:=[.C6]/[.I6]" office:value-type="float" office:value="8.2954386798053" calcext:value-type="float">
            <text:p>8,29543867980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.686526" calcext:value-type="float">
            <text:p>2,686526</text:p>
          </table:table-cell>
          <table:table-cell table:style-name="ce31" table:formula="of:=ROUND(([.B7])^3*[.$C$24]; 10)" office:value-type="float" office:value="2.787706432" calcext:value-type="float">
            <text:p>2,787706432</text:p>
          </table:table-cell>
          <table:table-cell table:style-name="ce7" office:value-type="float" office:value="0.744385" calcext:value-type="float">
            <text:p>0,744385</text:p>
          </table:table-cell>
          <table:table-cell table:style-name="ce30" table:formula="of:=[.C7]/[.E7]" office:value-type="float" office:value="3.60905445434822" calcext:value-type="float">
            <text:p>3,60905445434822</text:p>
          </table:table-cell>
          <table:table-cell table:style-name="ce7" office:value-type="float" office:value="0.441099" calcext:value-type="float">
            <text:p>0,441099</text:p>
          </table:table-cell>
          <table:table-cell table:style-name="ce30" table:formula="of:=[.C7]/[.G7]" office:value-type="float" office:value="6.09052843012566" calcext:value-type="float">
            <text:p>6,09052843012566</text:p>
          </table:table-cell>
          <table:table-cell table:style-name="ce7" office:value-type="float" office:value="0.35407" calcext:value-type="float">
            <text:p>0,35407</text:p>
          </table:table-cell>
          <table:table-cell table:style-name="ce30" table:formula="of:=[.C7]/[.I7]" office:value-type="float" office:value="7.58755613296806" calcext:value-type="float">
            <text:p>7,587556132968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3.888192" calcext:value-type="float">
            <text:p>3,888192</text:p>
          </table:table-cell>
          <table:table-cell table:style-name="ce31" table:formula="of:=ROUND(([.B8])^3*[.$C$24]; 10)" office:value-type="float" office:value="4.161241088" calcext:value-type="float">
            <text:p>4,161241088</text:p>
          </table:table-cell>
          <table:table-cell table:style-name="ce7" office:value-type="float" office:value="1.170232" calcext:value-type="float">
            <text:p>1,170232</text:p>
          </table:table-cell>
          <table:table-cell table:style-name="ce30" table:formula="of:=[.C8]/[.E8]" office:value-type="float" office:value="3.32258218883093" calcext:value-type="float">
            <text:p>3,32258218883093</text:p>
          </table:table-cell>
          <table:table-cell table:style-name="ce7" office:value-type="float" office:value="0.648222" calcext:value-type="float">
            <text:p>0,648222</text:p>
          </table:table-cell>
          <table:table-cell table:style-name="ce30" table:formula="of:=[.C8]/[.G8]" office:value-type="float" office:value="5.99824134324352" calcext:value-type="float">
            <text:p>5,99824134324352</text:p>
          </table:table-cell>
          <table:table-cell table:style-name="ce7" office:value-type="float" office:value="0.552764" calcext:value-type="float">
            <text:p>0,552764</text:p>
          </table:table-cell>
          <table:table-cell table:style-name="ce30" table:formula="of:=[.C8]/[.I8]" office:value-type="float" office:value="7.03409049793402" calcext:value-type="float">
            <text:p>7,0340904979340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5.554686" calcext:value-type="float">
            <text:p>5,554686</text:p>
          </table:table-cell>
          <table:table-cell table:style-name="ce31" table:formula="of:=ROUND(([.B9])^3*[.$C$24]; 10)" office:value-type="float" office:value="5.924892096" calcext:value-type="float">
            <text:p>5,924892096</text:p>
          </table:table-cell>
          <table:table-cell table:style-name="ce7" office:value-type="float" office:value="1.752496" calcext:value-type="float">
            <text:p>1,752496</text:p>
          </table:table-cell>
          <table:table-cell table:style-name="ce30" table:formula="of:=[.C9]/[.E9]" office:value-type="float" office:value="3.16958555112251" calcext:value-type="float">
            <text:p>3,16958555112251</text:p>
          </table:table-cell>
          <table:table-cell table:style-name="ce7" office:value-type="float" office:value="0.901328" calcext:value-type="float">
            <text:p>0,901328</text:p>
          </table:table-cell>
          <table:table-cell table:style-name="ce30" table:formula="of:=[.C9]/[.G9]" office:value-type="float" office:value="6.16277980934799" calcext:value-type="float">
            <text:p>6,16277980934799</text:p>
          </table:table-cell>
          <table:table-cell table:style-name="ce7" office:value-type="float" office:value="0.827387" calcext:value-type="float">
            <text:p>0,827387</text:p>
          </table:table-cell>
          <table:table-cell table:style-name="ce30" table:formula="of:=[.C9]/[.I9]" office:value-type="float" office:value="6.71352825219637" calcext:value-type="float">
            <text:p>6,713528252196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7.82025" calcext:value-type="float">
            <text:p>7,82025</text:p>
          </table:table-cell>
          <table:table-cell table:style-name="ce31" table:formula="of:=ROUND(([.B10])^3*[.$C$24]; 10)" office:value-type="float" office:value="8.127424" calcext:value-type="float">
            <text:p>8,127424</text:p>
          </table:table-cell>
          <table:table-cell table:style-name="ce7" office:value-type="float" office:value="2.559765" calcext:value-type="float">
            <text:p>2,559765</text:p>
          </table:table-cell>
          <table:table-cell table:style-name="ce30" table:formula="of:=[.C10]/[.E10]" office:value-type="float" office:value="3.05506560172516" calcext:value-type="float">
            <text:p>3,05506560172516</text:p>
          </table:table-cell>
          <table:table-cell table:style-name="ce7" office:value-type="float" office:value="1.324168" calcext:value-type="float">
            <text:p>1,324168</text:p>
          </table:table-cell>
          <table:table-cell table:style-name="ce30" table:formula="of:=[.C10]/[.G10]" office:value-type="float" office:value="5.90578385824155" calcext:value-type="float">
            <text:p>5,90578385824155</text:p>
          </table:table-cell>
          <table:table-cell table:style-name="ce7" office:value-type="float" office:value="1.20171" calcext:value-type="float">
            <text:p>1,20171</text:p>
          </table:table-cell>
          <table:table-cell table:style-name="ce30" table:formula="of:=[.C10]/[.I10]" office:value-type="float" office:value="6.50760166762364" calcext:value-type="float">
            <text:p>6,50760166762364</text:p>
          </table:table-cell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6" office:value-type="string" calcext:value-type="string" table:number-columns-spanned="3" table:number-rows-spanned="2">
            <text:p>Обрахунок τ</text:p>
          </table:table-cell>
          <table:covered-table-cell table:number-columns-repeated="2" table:style-name="ce11"/>
          <table:table-cell table:number-columns-repeated="7"/>
        </table:table-row>
        <table:table-row table:style-name="ro2">
          <table:covered-table-cell table:number-columns-repeated="3" table:style-name="ce11"/>
          <table:table-cell table:number-columns-repeated="7"/>
        </table:table-row>
        <table:table-row table:style-name="ro2">
          <table:table-cell office:value-type="string" calcext:value-type="string">
            <text:p>Позначення</text:p>
          </table:table-cell>
          <table:table-cell office:value-type="string" calcext:value-type="string">
            <text:p>Формула</text:p>
          </table:table-cell>
          <table:table-cell office:value-type="string" calcext:value-type="string">
            <text:p>Значення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---</text:p>
          </table:table-cell>
          <table:table-cell table:style-name="ce23" office:value-type="float" office:value="500" calcext:value-type="float">
            <text:p>5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_real</text:p>
          </table:table-cell>
          <table:table-cell office:value-type="string" calcext:value-type="string">
            <text:p>---</text:p>
          </table:table-cell>
          <table:table-cell table:style-name="ce23" office:value-type="float" office:value="1.015928" calcext:value-type="float">
            <text:p>1,0159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ize^3</text:p>
          </table:table-cell>
          <table:table-cell table:style-name="ce22" table:formula="of:=([.C21])^3" office:value-type="float" office:value="125000000" calcext:value-type="float">
            <text:p>125000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τ</text:p>
          </table:table-cell>
          <table:table-cell office:value-type="string" calcext:value-type="string">
            <text:p>T_real/N</text:p>
          </table:table-cell>
          <table:table-cell table:style-name="ce23" table:formula="of:=[.C22]/[.C23]" office:value-type="float" office:value="0.000000008127424" calcext:value-type="float">
            <text:p>0,000000008127424</text:p>
          </table:table-cell>
          <table:table-cell table:number-columns-repeated="7"/>
        </table:table-row>
        <table:table-row table:style-name="ro2">
          <table:table-cell table:style-name="ce18"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0" number:min-decimal-places="0" number:min-integer-digits="1" number:grouping="true"/>
      <number:text> грн.</number:text>
    </number:number-style>
    <number:number-style style:name="N154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грн.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грн.</number:text>
    </number:number-style>
    <number:number-style style:name="N156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грн.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60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61P0"/>
    </number:number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62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63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.00.0000</text:date>, <text:time style:data-style-name="N2" text:time-value="21:55:23.3103168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6:16:12.473338500</meta:creation-date>
    <dc:date>2025-11-20T22:13:02.556333100</dc:date>
    <meta:editing-duration>PT1H52M30S</meta:editing-duration>
    <meta:editing-cycles>6</meta:editing-cycles>
    <meta:generator>LibreOffice/25.8.2.2$Windows_X86_64 LibreOffice_project/d401f2107ccab8f924a8e2df40f573aab7605b6f</meta:generator>
    <meta:document-statistic meta:table-count="1" meta:cell-count="101" meta:object-count="0"/>
  </office:meta>
</office:document-meta>
</file>